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5000001F8928B27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eeef" officeooo:paragraph-rsid="001eee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552in" svg:height="5.25in" draw:z-index="0"><draw:image xlink:href="Pictures/1000000000000275000001F8928B27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8:59:36.950000000</meta:creation-date>
    <dc:date>2016-03-08T19:08:51.964000000</dc:date>
    <meta:editing-duration>PT9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7.2$Windows_x86 LibreOffice_project/8a35821d8636a03b8bf4e15b48f59794652c68ba</meta:generator>
  </office:meta>
</office:document-meta>
</file>